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0:13:22.88297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4-19T11:08:05.333625469</dc:date>
    <meta:editing-duration>P7DT14H20M22S</meta:editing-duration>
    <meta:editing-cycles>23</meta:editing-cycles>
    <meta:generator>LibreOffice/6.4.7.2$Linux_X86_64 LibreOffice_project/40$Build-2</meta:generator>
    <meta:document-statistic meta:table-count="5" meta:cell-count="313" meta:object-count="0"/>
  </office:meta>
</office:document-meta>
</file>